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7cm" draw:z-index="0"><draw:image xlink:href="../../odt/images/100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убмод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cm" draw:z-index="1"><draw:image xlink:href="../../odt/images/100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“оболочку” для создания вложенной (-ых) схемы, набранной как из типовых блоков, так и из <text:span text:style-name="T8">Субмоделей</text:span> более глубокого уровня вложенности.</text:p>
            <text:p text:style-name="Text_20_body">Количество входов и выходов данного блока определяется автоматически при наполнении внутренней структуры блока типовыми блоками <text:s/>«<text:span text:style-name="T1">Порт входа</text:span>» и «<text:span text:style-name="T1">Порт выхода</text:span>».</text:p>
            <text:p text:style-name="Text_20_body">Открытие диалогового окна блока проводится в следующей последовательности:</text:p>
            <text:list xml:id="list309106900997747309" text:style-name="L1">
              <text:list-item>
                <text:p text:style-name="P4">переместите курсор “мыши” на <text:span text:style-name="T8">Субмодель</text:span> и выполните однократный щелчок правой клавиши “мыши”: откроется контекстное меню блока;</text:p>
              </text:list-item>
              <text:list-item>
                <text:p text:style-name="P4">переместите курсор “мыши” на опцию <text:span text:style-name="T1">Свойства</text:span> и выполните однократный щелчок левой клавиши “мыши”: откроется диалоговое окно данного блока.</text:p>
              </text:list-item>
            </text:list>
            <text:p text:style-name="Text_20_body">Блок (как и многие другие блоки) имеет следующие <text:span text:style-name="T1">свойства</text:span>:</text:p>
            <text:list xml:id="list2896205071237290262" text:style-name="L2">
              <text:list-item>
                <text:p text:style-name="P5">Графическое изображение — предназначена для изменения типовой пиктограммы блока на любую оригинальную пиктограмму.</text:p>
              </text:list-item>
              <text:list-item>
                <text:p text:style-name="P5">Имя объекта — имя блока в схемном окне. Имя субмодели влияет на глобальные имена блоков, расположенных внутри субмодели: глобальные имена вложенных в субмодель блоков будут иметь вид <text:span text:style-name="T3">&lt;</text:span><text:span text:style-name="T6">Имя субмодели</text:span><text:span text:style-name="T3">&gt;.&lt;</text:span><text:span text:style-name="T6">Имя блока</text:span><text:span text:style-name="T3">&gt;</text:span><text:span text:style-name="T4"> </text:span><text:span text:style-name="T7">(через символ «точка»). Более глубокий уровень вложенности имеет аналогичный вид.</text:span></text:p>
              </text:list-item>
              <text:list-item>
                <text:p text:style-name="P5">Тип элемента — наименование типа элемента. Используется, например, при разработке собственных типовых моделей, собственных блоков на базе субмодели.</text:p>
              </text:list-item>
              <text:list-item>
                <text:p text:style-name="P5">Подсказка — текст, выводимый как подсказка при наведении курсора мыши на блок в схемном окне.</text:p>
              </text:list-item>
              <text:list-item>
                <text:p text:style-name="P5">Видимость при выполнении — флаг отображения блока при выполнении расчета (моделирования).</text:p>
              </text:list-item>
              <text:list-item>
                <text:p text:style-name="P5">Цвет — цвет блока на схемном окне. При наличии пиктограммы это цвет фона.</text:p>
              </text:list-item>
              <text:list-item>
                <text:p text:style-name="P5">Координаты точек — свойство чаще используется как справочное, или для точного размещения (позиционирования) блока на схеме.</text:p>
              </text:list-item>
              <text:list-item>
                <text:p text:style-name="P5">Угол поворота — угол поворота пиктограммы блока на схемном окне.</text:p>
              </text:list-item>
              <text:list-item>
                <text:p text:style-name="P5">Ширина — ширина пиктограммы блока на схеме.</text:p>
              </text:list-item>
              <text:list-item>
                <text:p text:style-name="P5">Высота — высота пиктограммы блока на схеме.</text:p>
              </text:list-item>
              <text:list-item>
                <text:p text:style-name="P5">Показывать рамку — флаг отображения рамки у изображения блока на схеме.</text:p>
              </text:list-item>
              <text:list-item>
                <text:p text:style-name="P5">Цвет рамки — цвет рамки блока на схемном окне.</text:p>
              </text:list-item>
              <text:list-item>
                <text:p text:style-name="P5">Подпись блока — текст (строка), выводимая в качестве подписи рядом с блоком на <text:soft-page-break/>схеме. Может быть размещена произвольно, но относительно блока и остается привязанной к нему при перемещении блока. Стиль (шрифт, цвет, выравнивание) подписи задаются другими (соседними) свойствами.</text:p>
              </text:list-item>
              <text:list-item>
                <text:p text:style-name="P5">Стиль подписи — указывает что именно выводить в качестве подписи блока.</text:p>
              </text:list-item>
              <text:list-item>
                <text:p text:style-name="P5">Имя файла субмодели — позволяет хранить и редактировать схему субмодели в отдельном файле.</text:p>
              </text:list-item>
            </text:list>
            <text:p text:style-name="Text_20_body">Внутреннее схемное окно <text:span text:style-name="T8">Субмодели</text:span> “открывается” следующими способами:</text:p>
            <text:list xml:id="list1107903587680577928" text:style-name="L3">
              <text:list-item>
                <text:p text:style-name="P6">2-х кратным щелчком левой клавиши “мыши” в поле блока; 2-х кратный щелчок мыши на пустом месте открывшегося схемного окна субмодели возвращает на предыдущий (верхний) уровень схемы.</text:p>
              </text:list-item>
              <text:list-item>
                <text:p text:style-name="P6">Из пункта выпадающего контекстного меню «Действия» — «Войти в субмодель».</text:p>
              </text:list-item>
            </text:list>
            <text:p text:style-name="Text_20_body">Закрытие внутренней структуры <text:span text:style-name="T8">Субмодели</text:span> производится двумя способами:</text:p>
            <text:list xml:id="list6913072486971741599" text:style-name="L4">
              <text:list-item>
                <text:p text:style-name="P7">2-х кратным щелчком левой клавиши “мыши” в свободном месте субмодельного схемного окна;</text:p>
              </text:list-item>
              <text:list-item>
                <text:p text:style-name="P7">нажатием кнопки «Стрелка вверх» в панели инструментов схемного окна. </text:p>
              </text:list-item>
            </text:list>
            <text:p text:style-name="Text_20_body"><text:span text:style-name="T1">Примечания</text:span>:</text:p>
            <text:list xml:id="list3127220659231991211" text:style-name="L5">
              <text:list-item>
                <text:p text:style-name="P8">Более подробную информацию о процедурах работы с данным блоком см. в разделах «Демонстрационно-ознакомительный пример» или «Краткая Инструкция Пользователя».</text:p>
              </text:list-item>
              <text:list-item>
                <text:p text:style-name="P8">Возможный уровень вложенности субмоделей друг в друга — не ограничен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-left="0cm" fo:margin-right="0cm" fo:margin-top="0cm" fo:margin-bottom="0cm" fo:text-indent="0cm" style:auto-text-indent="false" style:page-number="auto" style:shadow="none">
        <style:tab-stops/>
      </style:paragraph-properties>
      <style:text-properties fo:color="#0000ff" style:font-name="Times New Roman3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МВТУ</dc:title>
    <dc:date>2014-12-01T18:29:04.52</dc:date>
    <meta:generator>OpenOffice/4.1.1$Win32 OpenOffice.org_project/411m6$Build-9775</meta:generator>
    <meta:editing-duration>PT2H40M2S</meta:editing-duration>
    <meta:editing-cycles>76</meta:editing-cycles>
    <meta:document-statistic meta:table-count="1" meta:image-count="2" meta:object-count="0" meta:page-count="2" meta:paragraph-count="36" meta:word-count="457" meta:character-count="3199"/>
  </office:meta>
</office:document-meta>
</file>